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margin-top="0cm" fo:margin-bottom="0.4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9211e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ação básica de switches Ci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ais comandos de configuração</text:p>
              </text:list-item>
              <text:list-item>
                <text:p>Montando um cenário com Swit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&gt; enable</text:p>
                <text:p text:style-name="P3">Switch# show version</text:p>
                <text:list>
                  <text:list-item>
                    <text:p>Mostra informações diversas sobre o hardware do equipamento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 show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 show running-config</text:p>
                <text:list>
                  <text:list-item>
                    <text:p>Mostra as configuração em memória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As configurações do IOS ficam armazenadas em memória RAM, ou seja, memória volátil</text:span></text:p>
              </text:list-item>
              <text:list-item>
                <text:p><text:span text:style-name="T1">Para salvar as informações precisamos copiar para uma memória flash que os equipamentos possuem</text:span></text:p>
                <text:p><text:span text:style-name="T1">Switch# copy running-config startup-config</text:span></text:p>
              </text:list-item>
              <text:list-item>
                <text:p><text:span text:style-name="T1">O arquivo startup-config é lido na inicialização do equipame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É possível filtrar a saída de um comando caso ele tenha muitas linhas</text:p>
                <text:p>Switch&gt; COMANDO | include PADRAO</text:p>
                <text:p>Switch&gt; COMANDO | exclude PADRA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witch(config)# enable password SENHA</text:span></text:p>
                <text:p><text:span text:style-name="T2">Switch(config)# exit</text:span></text:p>
                <text:p><text:span text:style-name="T2">Switch# show running-config | include password</text:span></text:p>
                <text:p><text:span text:style-name="T2">Lá está a nossa senha!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enable secret SENHASECRETA</text:p>
                <text:p>Switch(config)# exit</text:p>
                <text:p>Switch# show running-config | include enable</text:p>
                <text:p>Agora a senha é a que foi digitada como secret e pelo menos ela está criptografada em MD5 (já é alguma coisa!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gerênci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<text:span text:style-name="T3">clear ?</text:span> → Reinicia várias memórias temporárias</text:p>
                  </text:list-item>
                  <text:list-item>
                    <text:p text:style-name="P4">debug → Habilita mensagens de debug (pode gerar muito volume de mensagens)</text:p>
                  </text:list-item>
                  <text:list-item>
                    <text:p text:style-name="P4">delete ? → Deleta arquivo</text:p>
                  </text:list-item>
                  <text:list-item>
                    <text:p text:style-name="P4">erase → Formata sistema de arquivos</text:p>
                  </text:list-item>
                  <text:list-item>
                    <text:p text:style-name="P4">more ? → Mostra o conteúdo de um arquivo</text:p>
                  </text:list-item>
                  <text:list-item>
                    <text:p>reload → Reinicia o equipamento</text:p>
                  </text:list-item>
                  <text:list-item>
                    <text:p>test → Executa um teste no equipamento</text:p>
                  </text:list-item>
                  <text:list-item>
                    <text:p>undebug → Desliga o debug</text:p>
                  </text:list-item>
                  <text:list-item>
                    <text:p>write → Salva a configu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Histórico / Negando comand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# show history</text:p>
                <text:list>
                  <text:list-item>
                    <text:p>Mostra os 10 comandos mais recentes</text:p>
                  </text:list-item>
                </text:list>
                <text:p/>
                <text:p>Switch# debug ip icmp</text:p>
                <text:p>Switch# no debug ip icm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: teste de red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witch#</text:p>
                <text:list>
                  <text:list-item>
                    <text:p>Ping → Testa conectividade</text:p>
                  </text:list-item>
                  <text:list-item>
                    <text:p>Telnet → Faz conexão telnet com outro dispositivo</text:p>
                  </text:list-item>
                  <text:list-item>
                    <text:p>Traceroute → Traça a rota para outro disposi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Comando 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# config t</text:p>
                <text:p>Switch(config)# </text:p>
                <text:list>
                  <text:list-item>
                    <text:p>do → Executa comandos do modo privilegiado sem sair do modo config</text:p>
                  </text:list-item>
                </text:list>
                <text:p>Exemplo:</text:p>
                <text:p>Switch(config)# do di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figurando IP de um Switch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Entrar no modo de configuração (por padrão todas as portas fazem parte de uma interface virtual chamada vlan 1)</text:p>
                <text:p>Switch(config)# interface vlan 1</text:p>
                <text:p>Switch(config-if)# ip address 192.168.1.100 255.255.255.0</text:p>
                <text:p>Agora precisamos efetivamente ligar a interface</text:p>
                <text:list>
                  <text:list-item>
                    <text:p>Se shutdown desliga, “no shutdown” → religa a interface</text:p>
                  </text:list-item>
                </text:list>
                <text:p text:style-name="P3">Switch(config-if)# no shutdown</text:p>
                <text:p text:style-name="P3">Switch# show ip interface brief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TETZ, Edward. Cisco networking all-in-one for dummies. John Wiley &amp; Sons, 2011.</text:span></text:p>
              </text:list-item>
              <text:list-item>
                <text:p><text:span text:style-name="T2">Networking Devices and Initial Configuration: https://skillsforall.com/pt/course/networking-devices-and-initial-configuration?courseLang=en-US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6H14M53S</meta:editing-duration>
    <meta:editing-cycles>192</meta:editing-cycles>
    <meta:generator>LibreOffice/7.3.7.2$Linux_X86_64 LibreOffice_project/30$Build-2</meta:generator>
    <dc:title>Lush Green</dc:title>
    <dc:date>2024-07-31T19:00:25.704140185</dc:date>
    <meta:document-statistic meta:object-count="113"/>
  </office:meta>
</office:document-meta>
</file>